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cb2" officeooo:paragraph-rsid="00017cb2"/>
    </style:style>
    <style:style style:name="P2" style:family="paragraph" style:parent-style-name="Standard">
      <style:text-properties officeooo:rsid="00017cb2" officeooo:paragraph-rsid="00069884"/>
    </style:style>
    <style:style style:name="P3" style:family="paragraph" style:parent-style-name="Standard">
      <style:text-properties officeooo:rsid="00056270" officeooo:paragraph-rsid="00056270"/>
    </style:style>
    <style:style style:name="P4" style:family="paragraph" style:parent-style-name="Standard">
      <style:text-properties officeooo:rsid="00069884" officeooo:paragraph-rsid="00069884"/>
    </style:style>
    <style:style style:name="P5" style:family="paragraph" style:parent-style-name="Standard">
      <style:text-properties officeooo:rsid="00086f52" officeooo:paragraph-rsid="00086f52"/>
    </style:style>
    <style:style style:name="P6" style:family="paragraph" style:parent-style-name="Standard">
      <style:text-properties style:text-underline-style="solid" style:text-underline-width="auto" style:text-underline-color="font-color" officeooo:rsid="00017cb2" officeooo:paragraph-rsid="00017cb2"/>
    </style:style>
    <style:style style:name="P7" style:family="paragraph" style:parent-style-name="Standard">
      <style:text-properties style:text-underline-style="solid" style:text-underline-width="auto" style:text-underline-color="font-color" officeooo:rsid="00069884" officeooo:paragraph-rsid="00069884"/>
    </style:style>
    <style:style style:name="P8" style:family="paragraph" style:parent-style-name="Standard">
      <style:text-properties style:text-underline-style="solid" style:text-underline-width="auto" style:text-underline-color="font-color" officeooo:rsid="00056270" officeooo:paragraph-rsid="00056270"/>
    </style:style>
    <style:style style:name="P9" style:family="paragraph" style:parent-style-name="Standard">
      <style:text-properties style:text-underline-style="solid" style:text-underline-width="auto" style:text-underline-color="font-color" officeooo:rsid="00086f52" officeooo:paragraph-rsid="00086f52"/>
    </style:style>
    <style:style style:name="P10" style:family="paragraph" style:parent-style-name="Text_20_body">
      <style:text-properties officeooo:rsid="000a48db" officeooo:paragraph-rsid="000a48db"/>
    </style:style>
    <style:style style:name="P11" style:family="paragraph" style:parent-style-name="Text_20_body">
      <style:text-properties officeooo:paragraph-rsid="000a48db"/>
    </style:style>
    <style:style style:name="P12" style:family="paragraph" style:parent-style-name="Text_20_body">
      <style:text-properties style:text-position="super 58%" officeooo:paragraph-rsid="000a48db"/>
    </style:style>
    <style:style style:name="P13" style:family="paragraph" style:parent-style-name="Title">
      <style:paragraph-properties fo:text-align="center" style:justify-single-word="false"/>
      <style:text-properties officeooo:rsid="000a48db" officeooo:paragraph-rsid="000a48db"/>
    </style:style>
    <style:style style:name="P14" style:family="paragraph" style:parent-style-name="Subtitle">
      <style:text-properties officeooo:rsid="000a48db" officeooo:paragraph-rsid="000a48db"/>
    </style:style>
    <style:style style:name="P15" style:family="paragraph" style:parent-style-name="Standard">
      <style:text-properties style:text-underline-style="solid" style:text-underline-width="auto" style:text-underline-color="font-color" officeooo:rsid="00069884" officeooo:paragraph-rsid="00069884"/>
    </style:style>
    <style:style style:name="P16" style:family="paragraph" style:parent-style-name="Heading_20_2">
      <style:text-properties officeooo:paragraph-rsid="000a48db"/>
    </style:style>
    <style:style style:name="P17" style:family="paragraph" style:parent-style-name="Heading_20_2">
      <style:text-properties officeooo:rsid="000a48db" officeooo:paragraph-rsid="000a48db"/>
    </style:style>
    <style:style style:name="P18" style:family="paragraph" style:parent-style-name="Heading_20_2">
      <style:text-properties fo:font-size="18pt" officeooo:rsid="000a48db" officeooo:paragraph-rsid="000a48db" style:font-size-asian="18pt" style:font-size-complex="18pt"/>
    </style:style>
    <style:style style:name="P19" style:family="paragraph" style:parent-style-name="Heading_20_2">
      <style:text-properties fo:font-size="16pt" officeooo:rsid="000a48db" officeooo:paragraph-rsid="000a48db" style:font-size-asian="16pt" style:font-size-complex="16pt"/>
    </style:style>
    <style:style style:name="P20" style:family="paragraph" style:parent-style-name="Heading_20_2">
      <style:text-properties fo:font-size="16pt" officeooo:paragraph-rsid="000a48db" style:font-size-asian="16pt" style:font-size-complex="16pt"/>
    </style:style>
    <style:style style:name="T1" style:family="text">
      <style:text-properties officeooo:rsid="0002754c"/>
    </style:style>
    <style:style style:name="T2" style:family="text">
      <style:text-properties officeooo:rsid="00040447"/>
    </style:style>
    <style:style style:name="T3" style:family="text">
      <style:text-properties officeooo:rsid="0004c7bc"/>
    </style:style>
    <style:style style:name="T4" style:family="text">
      <style:text-properties officeooo:rsid="00069884"/>
    </style:style>
    <style:style style:name="T5" style:family="text">
      <style:text-properties officeooo:rsid="000a48db"/>
    </style:style>
    <style:style style:name="T6" style:family="text">
      <style:text-properties style:text-position="super 58%"/>
    </style:style>
    <style:style style:name="T7" style:family="text">
      <style:text-properties fo:font-weight="bold" officeooo:rsid="000a48d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GRAMCIÓN ORIENTADA A OBJETOS</text:p>
      <text:p text:style-name="P14">1<text:span text:style-name="T6">er</text:span> Entrega Juego El Rescate: Diagrama de Clases</text:p>
      <text:p text:style-name="P10"/>
      <text:p text:style-name="P10"/>
      <text:p text:style-name="P1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7" text:outline-level="2"/>
      <text:h text:style-name="P17" text:outline-level="2"/>
      <text:h text:style-name="P17" text:outline-level="2">Integrantes de Cátedra</text:h>
      <text:h text:style-name="Heading_20_2" text:outline-level="2"><text:tab/><text:tab/><text:tab/><text:span text:style-name="T7">Alejandro Javier Biaggio</text:span></text:h>
      <text:h text:style-name="Heading_20_2" text:outline-level="2"><text:tab/><text:tab/><text:tab/><text:span text:style-name="T5">Marcia Stippi</text:span></text:h>
      <text:h text:style-name="Heading_20_2" text:outline-level="2"><text:tab/><text:tab/><text:tab/><text:span text:style-name="T5">Mauricio Bogliacino</text:span></text:h>
      <text:h text:style-name="P18" text:outline-level="2"/>
      <text:h text:style-name="P19" text:outline-level="2">Integrantes del Grupo:</text:h>
      <text:h text:style-name="P20" text:outline-level="2"><text:tab/><text:tab/><text:tab/><text:tab/><text:span text:style-name="T5">SERRUYA ALOISI, Luciano Sebastián </text:span></text:h>
      <text:h text:style-name="P20" text:outline-level="2"><text:tab/><text:tab/><text:tab/><text:tab/><text:span text:style-name="T5">TOLEDO MARGALEF, Pablo Adrián</text:span></text:h>
      <text:p text:style-name="P11"/>
      <text:p text:style-name="P7"><text:soft-page-break/>Enumeración Dirección</text:p>
      <text:p text:style-name="P4">Representa las direcciones disponibles en el escenario</text:p>
      <text:p text:style-name="P4"/>
      <text:p text:style-name="P6">Ubicable</text:p>
      <text:p text:style-name="P1">Sus objetos tienen la propiedad de tener una ubicación (x;y) en el escenario, además de una orientación</text:p>
      <text:p text:style-name="P1"/>
      <text:p text:style-name="P6">Interf<text:span text:style-name="T3">ace</text:span> Din<text:span text:style-name="T1">á</text:span>mico</text:p>
      <text:p text:style-name="P1">Define los comportamientos de moverse y de orientarse de las clases que la implementen</text:p>
      <text:p text:style-name="P1"/>
      <text:p text:style-name="P6">Interface DisparaMuniciones</text:p>
      <text:p text:style-name="P1">Las clases implementadoras de DisparaMuniciones podrán disparar objetos de la clase Municion</text:p>
      <text:p text:style-name="P1"/>
      <text:p text:style-name="P7">Interface LanzaBomba</text:p>
      <text:p text:style-name="P2">Las clases implementadoras <text:span text:style-name="T4">de LanzaBomba</text:span> podrán disparar objetos de la clase <text:span text:style-name="T4">Bomba</text:span></text:p>
      <text:p text:style-name="P2"/>
      <text:p text:style-name="P6">Interface TieneEscudo</text:p>
      <text:p text:style-name="P1">Las clases implementadoras contarán con un escudo protector</text:p>
      <text:p text:style-name="P1"/>
      <text:p text:style-name="P6">Escenario</text:p>
      <text:p text:style-name="P1">Aquí se desarrollará el juego, cuenta con un alto y un ancho</text:p>
      <text:p text:style-name="P1"/>
      <text:p text:style-name="P8">Satelite – extiende Ubicable – implementa DisparaMunicion, TieneEscudo</text:p>
      <text:p text:style-name="P3">Representa a los elementos de juego que tiene cada equipo, además de disparar municiones y poseer un escudo. Poseen ubicación fija.</text:p>
      <text:p text:style-name="P3"/>
      <text:p text:style-name="P8">Robot – extiende Satelite – implementa Dinamico, LanzaBombas</text:p>
      <text:p text:style-name="P3">Es un satelite que además puede moverse por escenario, lanzar bombas y rescatar personas.</text:p>
      <text:p text:style-name="P1"/>
      <text:p text:style-name="P6">Radar – extiende Ubicable</text:p>
      <text:p text:style-name="P1">Clase para representar a los radares que tendrán los robots. Cuenta con un angulo de apertura y un alcance y metodos para conseguirlos. Su alcance se define internamente según el ángulo, po<text:span text:style-name="T2">r lo que definir el alcance es inaccesible al usuario.</text:span></text:p>
      <text:p text:style-name="P1"/>
      <text:p text:style-name="P7">Municion – extiende Ubicable </text:p>
      <text:p text:style-name="P4">Clase para representar a las municiones que dispararán los satelites y sus subclases, cuenta con velocidad constante hasta chocar con algo o salir del escenario. Son los elementos disparados por la interfaz DisparaMunicion.</text:p>
      <text:p text:style-name="P4"/>
      <text:p text:style-name="P7">Bomba – extiende Munición</text:p>
      <text:p text:style-name="P4">Munición que explota y su velocidad disminuye luego de ser lanzada. Produce daño en área.</text:p>
      <text:p text:style-name="P4"/>
      <text:p text:style-name="P7">Bonus</text:p>
      <text:p text:style-name="P4">Elementos que aparecerán al azar en el escenario y otorgan beneficios a quien los recoja o les dispare</text:p>
      <text:p text:style-name="P4"/>
      <text:p text:style-name="P7">BonusEscudo</text:p>
      <text:p text:style-name="P4">Otorga más escudo a quien lo agarre</text:p>
      <text:p text:style-name="P4"/>
      <text:p text:style-name="P7"/>
      <text:p text:style-name="P7"><text:soft-page-break/>BonusEnergia</text:p>
      <text:p text:style-name="P4">Otorga más escudo a quien lo agarre</text:p>
      <text:p text:style-name="P4"/>
      <text:p text:style-name="P7">Zona Rescate</text:p>
      <text:p text:style-name="P4">Lugar a donde se encontrarán las personas para ser rescatadas por los robot</text:p>
      <text:p text:style-name="P1"/>
      <text:p text:style-name="P9">Refugio</text:p>
      <text:p text:style-name="P5">Lugar a donde están las personas rescatas por cada equipo</text:p>
      <text:p text:style-name="P5"/>
      <text:p text:style-name="P9">Equipo</text:p>
      <text:p text:style-name="P5">Facciones del juego que competirán por rescatar más person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08:44.599499510</meta:creation-date>
    <dc:date>2016-09-27T10:56:10.343453089</dc:date>
    <meta:editing-duration>PT24M50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3" meta:paragraph-count="46" meta:word-count="344" meta:character-count="2321" meta:non-whitespace-character-count="1997"/>
  </office:meta>
</office:document-meta>
</file>